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400C51964F81DFB19CF.png" manifest:media-type="image/png"/>
  <manifest:file-entry manifest:full-path="Pictures/10000001000004E7000005F91002F4B29875EFFE.png" manifest:media-type="image/png"/>
  <manifest:file-entry manifest:full-path="Pictures/10000001000004E7000005F9A270E52083DDADEE.png" manifest:media-type="image/png"/>
  <manifest:file-entry manifest:full-path="Pictures/10000001000005130000064E0410DD77511F04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3618"/>
    </style:style>
    <style:style style:name="P2" style:family="paragraph" style:parent-style-name="Standard">
      <style:text-properties officeooo:rsid="00173618" officeooo:paragraph-rsid="00173618"/>
    </style:style>
    <style:style style:name="T1" style:family="text">
      <style:text-properties officeooo:rsid="0017361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6.9252in" svg:height="8.6043in" draw:z-index="0"><draw:image xlink:href="Pictures/10000001000005130000064E0410DD77511F04FE.png" xlink:type="simple" xlink:show="embed" xlink:actuate="onLoad" draw:mime-type="image/png"/></draw:frame><text:s text:c="3"/></text:p>
      <text:p text:style-name="P1"/>
      <text:p text:style-name="P1"/>
      <text:p text:style-name="P2"><draw:frame draw:style-name="fr3" draw:name="Image2" text:anchor-type="char" svg:x="0in" svg:y="0in" svg:width="6.9252in" svg:height="8.4366in" draw:z-index="1"><draw:image xlink:href="Pictures/10000001000004E7000005F9A270E52083DDADE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3" text:anchor-type="char" svg:width="6.9252in" svg:height="8.4366in" draw:z-index="2"><draw:image xlink:href="Pictures/10000001000004E7000005F91002F4B29875EFFE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text:bookmark text:name="{5091a92e-b737-4b3d-82fd-b8a94c897edd}{28}"/><draw:frame draw:style-name="fr1" draw:name="Image4" text:anchor-type="as-char" svg:width="5.1799in" svg:height="5.8366in" draw:z-index="3"><draw:image xlink:href="Pictures/100000010000038C00000400C51964F81DFB19CF.png" xlink:type="simple" xlink:show="embed" xlink:actuate="onLoad" draw:mime-type="image/png"/><svg:title>x import numpy as np import matplotlib.pyplot as plt dpi ] , 'ko savefig( ' hw2_q_2_cdf . png ' , np.arange(@ np . array for j in p_x[j+l] + # plot pmf PI t PI t PI t pit PI t PI t PI t figure() plot (x, p _ x, 'ko') ylabel(r ' $\mathca1{P} ' fontsize xlabel(r' $x$', title ('pmf', xticks(x fontsize fontsize - 20) savefig( ' hw2_q_2_pmf . png ' , # plot cdf PI t PI t PI t PI t pit PI t PI t PI t PI t PI t PI t PI t figure() plot (x, F x, 'ko') plot (x [1 np.array np.array plot (x [2 4] np.array plot (x [3: 5] np.array xlabel(r ' $x$ fillstyle - 20) 'none') 'k') 'k') 'k') 'k') ylabe1(r'$\mathca1{P}(X\1eq x)$' , fontsize - 20) title ('cdf', xticks(x fontsize - 20) fontsize - 20) dpi </svg:title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5:54.513283578</meta:creation-date>
    <dc:date>2022-06-17T11:18:48.072617700</dc:date>
    <meta:editing-duration>PT2M54S</meta:editing-duration>
    <meta:editing-cycles>1</meta:editing-cycles>
    <meta:document-statistic meta:table-count="0" meta:image-count="4" meta:object-count="0" meta:page-count="4" meta:paragraph-count="2" meta:word-count="0" meta:character-count="3" meta:non-whitespace-character-count="0"/>
    <meta:generator>LibreOffice/7.3.3.2$Linux_X86_64 LibreOffice_project/30$Build-2</meta:generator>
  </office:meta>
</office:document-meta>
</file>